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Monospace" fo:font-size="10pt" officeooo:paragraph-rsid="000227c6" style:font-name-asian="Monospace" style:font-size-asian="10pt" style:font-name-complex="Monospace" style:font-size-complex="10pt"/>
    </style:style>
    <style:style style:name="P2" style:family="paragraph" style:parent-style-name="Standard">
      <style:text-properties style:font-name="Century Schoolbook L" officeooo:paragraph-rsid="000107b0"/>
    </style:style>
    <style:style style:name="P3" style:family="paragraph" style:parent-style-name="Standard">
      <style:text-properties style:font-name="Century Schoolbook L" fo:font-size="18pt" officeooo:paragraph-rsid="000107b0" style:font-size-asian="18pt" style:font-size-complex="18pt"/>
    </style:style>
    <style:style style:name="P4" style:family="paragraph" style:parent-style-name="Standard">
      <style:text-properties style:font-name="Century Schoolbook L" officeooo:paragraph-rsid="000227c6"/>
    </style:style>
    <style:style style:name="P5" style:family="paragraph" style:parent-style-name="Standard">
      <style:text-properties style:use-window-font-color="true" style:font-name="Century Schoolbook L" fo:font-style="normal" officeooo:rsid="000227c6" officeooo:paragraph-rsid="000227c6" style:font-style-asian="normal" style:font-style-complex="normal"/>
    </style:style>
    <style:style style:name="T1" style:family="text">
      <style:text-properties officeooo:rsid="000107b0"/>
    </style:style>
    <style:style style:name="T2" style:family="text">
      <style:text-properties fo:font-style="italic" style:font-style-asian="italic" style:font-style-complex="italic"/>
    </style:style>
    <style:style style:name="T3" style:family="text">
      <style:text-properties fo:font-style="italic" officeooo:rsid="000107b0" style:font-style-asian="italic" style:font-style-complex="italic"/>
    </style:style>
    <style:style style:name="T4" style:family="text">
      <style:text-properties fo:font-style="italic" officeooo:rsid="000227c6" style:font-style-asian="italic" style:font-style-complex="italic"/>
    </style:style>
    <style:style style:name="T5" style:family="text">
      <style:text-properties fo:font-style="normal" officeooo:rsid="000107b0" style:font-style-asian="normal" style:font-style-complex="normal"/>
    </style:style>
    <style:style style:name="T6" style:family="text">
      <style:text-properties fo:font-style="normal" officeooo:rsid="000227c6" style:font-style-asian="normal" style:font-style-complex="normal"/>
    </style:style>
    <style:style style:name="T7" style:family="text">
      <style:text-properties fo:color="#000000"/>
    </style:style>
    <style:style style:name="T8" style:family="text">
      <style:text-properties fo:color="#000000" fo:font-style="normal" officeooo:rsid="000227c6" style:font-style-asian="normal" style:font-style-complex="normal"/>
    </style:style>
    <style:style style:name="T9" style:family="text">
      <style:text-properties fo:color="#7f0055" fo:font-style="normal" fo:font-weight="bold" officeooo:rsid="000227c6" style:font-style-asian="normal" style:font-weight-asian="bold"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ustitución del callback RMI por uno basado en JMS</text:span></text:p>
      <text:p text:style-name="P2"><text:span text:style-name="T1"/></text:p>
      <text:p text:style-name="P2"><text:span text:style-name="T1">El desarrollo de nuestro Twitter lo hicimos intentando modularizar y factorizar al máximo el código, para que así cualquier cambio fuese sencillo de realizar. </text:span></text:p>
      <text:p text:style-name="P2"><text:span text:style-name="T1"/></text:p>
      <text:p text:style-name="P2"><text:span text:style-name="T1">Para el manejo del callback el cliente tiene una clase intermedia que hacía de intermediario entre los eventos que llegaban del servidor y la interfaz. Esta clase se llama </text:span><text:span text:style-name="T3">ClientCallbackListener</text:span><text:span text:style-name="T1"> tanto para la conexión con RMI con nuestro servidor o la conexión mediante Jtwitter ya que ha sido desarrollada para ser utilizada por ambos implementando la interfaz </text:span><text:span text:style-name="T3">Astream.IListen</text:span><text:span text:style-name="T1"> y es la que se pasa a nuestro servidor como callback o se añade como listener del stream de JTwitter. </text:span></text:p>
      <text:p text:style-name="P2"><text:span text:style-name="T1"/></text:p>
      <text:p text:style-name="P2"><text:span text:style-name="T1">El equivalente a esta clase para JMS se llama </text:span><text:span text:style-name="T3">ClientTopicListener, </text:span><text:span text:style-name="T5">implementa MessageListener y se encarga en su constructor de conectar con el </text:span><text:span text:style-name="T6">topic “Eventos” pasándole un string selector al suscribirse al topic para recibir solo los mensajes que concuerden con ese selector. El selector filtrará en base al atributo </text:span><text:span text:style-name="T4">userId</text:span><text:span text:style-name="T6"> que se le añade a todos los mensajes y que consiste en el id del usuario con el que está relacionado el mensaje. Así, los clientes escucharán tanto los mensajes relacionados con su propio usuario como los de los usuarios a los que sigue y los mensajes considerados como globales (con</text:span><text:span text:style-name="T4"> userId</text:span><text:span text:style-name="T6"> = -1).</text:span></text:p>
      <text:p text:style-name="P2"><text:span text:style-name="T6"/></text:p>
      <text:p text:style-name="P4"><text:span text:style-name="T6">De esta manera, con solo cambiar una clase hemos conseguido que el cliente pase a funcionar escuchando los eventos mediante JMS.</text:span></text:p>
      <text:p text:style-name="P4"><text:span text:style-name="T6"/></text:p>
      <text:p text:style-name="P4"><text:span text:style-name="T6">En el lado del servidor los mensajes se enviaban por el callback mediante una función que se encuenta en TwitterInitImpl:</text:span></text:p>
      <text:p text:style-name="P1"><text:span text:style-name="T9"><text:tab/>public</text:span><text:span text:style-name="T8"> </text:span><text:span text:style-name="T9">void</text:span><text:span text:style-name="T8"> sendThroughCallback(Serializable event, Long id_dest)</text:span></text:p>
      <text:p text:style-name="P1"><text:span text:style-name="T8"/></text:p>
      <text:p text:style-name="P5">Así, para realizar el cambio a JMS solo hubo que sustituir esta función por una que utilizase el topic que llamamos <text:span text:style-name="T2">sendThrougTopic </text:span>y cambiar las partes del código que utilizaban la función anterior por la nue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Monospace" svg:font-family="Monospace" style:font-pitch="fixed"/>
    <style:font-face style:name="Bitstream Vera Serif" svg:font-family="'Bitstream Vera Serif'"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filoX </meta:initial-creator>
    <meta:creation-date>2012-12-18T10:24:52</meta:creation-date>
    <dc:date>2012-12-18T10:50:44</dc:date>
    <dc:creator>XafiloX </dc:creator>
    <meta:editing-duration>PT10M42S</meta:editing-duration>
    <meta:editing-cycles>1</meta:editing-cycles>
    <meta:document-statistic meta:table-count="0" meta:image-count="0" meta:object-count="0" meta:page-count="1" meta:paragraph-count="8" meta:word-count="298" meta:character-count="1838" meta:non-whitespace-character-count="1545"/>
    <meta:generator>LibreOffice/3.6$Linux_X86_64 LibreOffice_project/360m1$Build-102</meta:generator>
  </office:meta>
</office:document-meta>
</file>